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4" style:family="paragraph" style:parent-style-name="Standard">
      <style:text-properties style:font-name="Calibri" officeooo:paragraph-rsid="001e1f3e" style:font-name-complex="Calibri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7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Calibri" style:font-name-complex="Calibri1"/>
    </style:style>
    <style:style style:name="P8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fo:language="en" fo:country="GB" style:font-name-complex="Calibri1"/>
    </style:style>
    <style:style style:name="P9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style:font-name-complex="Calibri1"/>
    </style:style>
    <style:style style:name="P10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1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2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13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14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5" style:family="paragraph" style:parent-style-name="Standard" style:list-style-name="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6" style:family="paragraph" style:parent-style-name="Standard">
      <style:text-properties style:font-name="Calibri" officeooo:rsid="001ebf72" officeooo:paragraph-rsid="001ebf72" style:font-name-complex="Calibri1"/>
    </style:style>
    <style:style style:name="P17" style:family="paragraph" style:parent-style-name="Standard">
      <style:text-properties style:font-name="Calibri" officeooo:paragraph-rsid="001ee98e" style:font-name-complex="Calibri1"/>
    </style:style>
    <style:style style:name="P18" style:family="paragraph" style:parent-style-name="Standard">
      <style:text-properties style:font-name="Calibri" officeooo:rsid="001ee98e" officeooo:paragraph-rsid="001ee98e" style:font-name-complex="Calibri1"/>
    </style:style>
    <style:style style:name="T1" style:family="text">
      <style:text-properties officeooo:rsid="001ea5a1"/>
    </style:style>
    <style:style style:name="T2" style:family="text">
      <style:text-properties officeooo:rsid="00200d8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C159E008.wmf" xlink:type="simple" xlink:show="embed" xlink:actuate="onLoad"/><svg:desc>Uni_Logo_4C.eps</svg:desc></draw:frame></text:h>
      <text:h text:style-name="P8" text:outline-level="1"><text:date style:data-style-name="N79" text:date-value="2015-10-13T07:19:36.607759832">Tuesday 13 October 2015</text:date></text:h>
      <text:h text:style-name="P9" text:outline-level="1"/>
      <text:p text:style-name="P6"/>
      <text:h text:style-name="P10" text:outline-level="1"><text:s text:c="25"/>703128 PS/2 Web Services</text:h>
      <text:h text:style-name="P14" text:outline-level="1"><text:s text:c="18"/>Project <text:span text:style-name="T1">Preparation</text:span></text:h>
      <text:h text:style-name="P15" text:outline-level="1"/>
      <text:h text:style-name="P11" text:outline-level="1"/>
      <text:h text:style-name="P11" text:outline-level="1">Team</text:h>
      <text:p text:style-name="P2">List your team members (student name and registration number)</text:p>
      <text:p text:style-name="P2"/>
      <text:h text:style-name="P13" text:outline-level="1">Topic</text:h>
      <text:p text:style-name="P18">Touristic service packaging for &lt;service-1&gt; and &lt;service-2&gt; in &lt;city&gt; by using &lt;<text:span text:style-name="T2">client-</text:span>application&gt;</text:p>
      <text:p text:style-name="P17"/>
      <text:p text:style-name="P17"/>
      <text:h text:style-name="P11" text:outline-level="1">Identified services</text:h>
      <text:p text:style-name="P2">Enumerate the high-level services that you plan to develop or access (already existing services on the Web)</text:p>
      <text:p text:style-name="P2"/>
      <text:p text:style-name="P2"/>
      <text:h text:style-name="P12" text:outline-level="1">Possible packaging solution</text:h>
      <text:p text:style-name="P16">Try to identify if there is a publicly consumable API and find any possible service composition, such as hotels and ski tours, hotels and music concerts, etc.</text:p>
      <text:p text:style-name="P4"/>
      <text:p text:style-name="P4"/>
      <text:p text:style-name="P4"/>
      <text:h text:style-name="P11" text:outline-level="1"><text:soft-page-break/>Technologies</text:h>
      <text:p text:style-name="P2">Which technologies, programming languages and IDEs do you prefer?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15</meta:editing-cycles>
    <meta:creation-date>2013-03-12T10:41:00</meta:creation-date>
    <dc:date>2015-10-13T07:19:36.544517856</dc:date>
    <meta:editing-duration>PT13M12S</meta:editing-duration>
    <meta:generator>LibreOffice/4.2.8.2$Linux_X86_64 LibreOffice_project/420m0$Build-2</meta:generator>
    <meta:document-statistic meta:table-count="0" meta:image-count="1" meta:object-count="0" meta:page-count="2" meta:paragraph-count="15" meta:word-count="96" meta:character-count="734" meta:non-whitespace-character-count="5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